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8aa7" officeooo:paragraph-rsid="00208a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ation of Docker</text:p>
      <text:p text:style-name="P1"/>
      <text:p text:style-name="P1"/>
      <text:p text:style-name="P1">uninstall previous versions:</text:p>
      <text:p text:style-name="P1">sudo apt-get remove docker docker-engine docker.io containerd runc</text:p>
      <text:p text:style-name="P1"/>
      <text:p text:style-name="P1">Set-up repository:</text:p>
      <text:p text:style-name="P1">sudo apt-get update</text:p>
      <text:p text:style-name="P1"/>
      <text:p text:style-name="P1">sudo apt-get install \</text:p>
      <text:p text:style-name="P1"><text:s text:c="4"/>ca-certificates \</text:p>
      <text:p text:style-name="P1"><text:s text:c="4"/>curl \</text:p>
      <text:p text:style-name="P1"><text:s text:c="4"/>gnupg \</text:p>
      <text:p text:style-name="P1"><text:s text:c="4"/>lsb-release</text:p>
      <text:p text:style-name="P1"/>
      <text:p text:style-name="P1"/>
      <text:p text:style-name="P1">Download Docker Official GPG key:</text:p>
      <text:p text:style-name="P1">curl -fsSL https://download.docker.com/linux/ubuntu/gpg | sudo gpg --dearmor -o /usr/share/keyrings/docker-archive-keyring.gpg</text:p>
      <text:p text:style-name="P1"/>
      <text:p text:style-name="P1">Set-up stable repository </text:p>
      <text:p text:style-name="P1">echo \</text:p>
      <text:p text:style-name="P1"><text:s text:c="2"/>"deb [arch=$(dpkg --print-architecture) signed-by=/usr/share/keyrings/docker-archive-keyring.gpg] https://download.docker.com/linux/ubuntu \</text:p>
      <text:p text:style-name="P1"><text:s text:c="2"/>$(lsb_release -cs) stable" | sudo tee /etc/apt/sources.list.d/docker.list &gt; /dev/null</text:p>
      <text:p text:style-name="P1"/>
      <text:p text:style-name="P1">Install Docker Engine</text:p>
      <text:p text:style-name="P1">sudo apt-get update</text:p>
      <text:p text:style-name="P1">sudo apt-get install docker-ce docker-ce-cli containerd.io</text:p>
      <text:p text:style-name="P1"><text:line-break/>Test with:</text:p>
      <text:p text:style-name="P1">sudo docker run hello-world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5:21:14.865835009</meta:creation-date>
    <meta:generator>LibreOffice/6.4.7.2$Linux_X86_64 LibreOffice_project/40$Build-2</meta:generator>
    <dc:date>2022-03-22T15:48:52.441653560</dc:date>
    <meta:editing-duration>PT27M38S</meta:editing-duration>
    <meta:editing-cycles>1</meta:editing-cycles>
    <meta:document-statistic meta:table-count="0" meta:image-count="0" meta:object-count="0" meta:page-count="1" meta:paragraph-count="21" meta:word-count="84" meta:character-count="787" meta:non-whitespace-character-count="704"/>
  </office:meta>
</office:document-meta>
</file>